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objectwithoutfill">
      <style:graphic-properties draw:marker-end="Arrow" draw:marker-end-width="0.5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9" draw:id="id9" draw:layer="layout" svg:width="1.1cm" svg:height="1cm" svg:x="30.2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1cm" svg:height="1.1cm" svg:x="30.2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1cm" svg:height="1.1cm" svg:x="30.2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1cm" svg:height="1cm" svg:x="24.9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1cm" svg:height="1cm" svg:x="25.2cm" svg:y="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8cm" svg:height="2cm" svg:x="20cm" svg:y="8cm">
          <text:p text:style-name="P1">return :: [String] -&gt; IO [String]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1cm" svg:height="1.1cm" svg:x="31.1cm" svg:y="1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1cm" svg:height="1cm" svg:x="22.9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1cm" svg:height="1cm" svg:x="29.7cm" svg:y="2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1cm" svg:height="1.1cm" svg:x="29.7cm" svg:y="15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cm" svg:y1="19cm" svg:x2="33.6cm" svg:y2="19cm">
          <text:p/>
        </draw:line>
        <draw:frame draw:style-name="gr4" draw:layer="layout" svg:width="4.1cm" svg:height="1.428cm" svg:x="2.2cm" svg:y="17.472cm">
          <draw:text-box>
            <text:p>Haskell</text:p>
          </draw:text-box>
        </draw:frame>
        <draw:frame draw:style-name="gr4" draw:layer="layout" svg:width="4.9cm" svg:height="1.428cm" svg:x="2.1cm" svg:y="19.072cm">
          <draw:text-box>
            <text:p>C language</text:p>
          </draw:text-box>
        </draw:frame>
        <draw:custom-shape draw:style-name="gr2" draw:text-style-name="P1" draw:layer="layout" svg:width="20.8cm" svg:height="2cm" svg:x="13cm" svg:y="4.5cm">
          <text:p text:style-name="P1">unsafeInterleaveIO :: IO [String] -&gt; IO [String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2.9cm" svg:height="2cm" svg:x="10.8cm" svg:y="1.1cm">
          <text:p text:style-name="P1">receiveAll :: Ptr TCPSocketConnectionT -&gt; IO [String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0cm" svg:height="2cm" svg:x="2.4cm" svg:y="15.2cm">
          <text:p text:style-name="P1">tcpSocketConnection_receive :: Ptr TCPSocketConnectionT -&gt; IO 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2cm" svg:height="2cm" svg:x="19.6cm" svg:y="11.7cm">
          <text:p text:style-name="P1">(:) :: String -&gt; [String] -&gt; [String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2.6cm" svg:height="2cm" svg:x="1.2cm" svg:y="20.9cm">
          <text:p text:style-name="P1">int tcp_socket_connection_receive(struct myTCPSocketConnection *, char*, in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30.25cm" svg:y1="21.5cm" svg:x2="30.25cm" svg:y2="16.8cm" draw:start-shape="id1" draw:start-glue-point="0" draw:end-shape="id2" draw:end-glue-point="2" svg:d="m30250 21500v-4700" svg:viewBox="0 0 1 4701">
          <text:p/>
        </draw:connector>
        <draw:connector draw:style-name="gr5" draw:text-style-name="P1" draw:layer="layout" draw:type="curve" svg:x1="30.25cm" svg:y1="15.7cm" svg:x2="23.45cm" svg:y2="13.3cm" draw:start-shape="id2" draw:end-shape="id3" draw:end-glue-point="2" svg:d="m30250 15700c0-1800-6800-600-6800-2400" svg:viewBox="0 0 6801 2401">
          <text:p/>
        </draw:connector>
        <draw:connector draw:style-name="gr5" draw:text-style-name="P1" draw:layer="layout" draw:type="curve" svg:x1="31.65cm" svg:y1="12.2cm" svg:x2="25.75cm" svg:y2="9.6cm" draw:start-shape="id4" draw:end-shape="id5" draw:end-glue-point="2" svg:d="m31650 12200c0-1950-5900-650-5900-2600" svg:viewBox="0 0 5901 2601">
          <text:p/>
        </draw:connector>
        <draw:connector draw:style-name="gr5" draw:text-style-name="P1" draw:layer="layout" draw:type="curve" svg:x1="30.75cm" svg:y1="8.3cm" svg:x2="25.45cm" svg:y2="6.1cm" draw:start-shape="id6" draw:start-glue-point="0" draw:end-shape="id7" draw:end-glue-point="2" svg:d="m30750 8300c0-1650-5300-550-5300-2200" svg:viewBox="0 0 5301 2201">
          <text:p/>
        </draw:connector>
        <draw:connector draw:style-name="gr5" draw:text-style-name="P1" draw:layer="layout" draw:type="curve" svg:x1="30.75cm" svg:y1="4.9cm" svg:x2="30.75cm" svg:y2="2.8cm" draw:start-shape="id8" draw:start-glue-point="0" draw:end-shape="id9" draw:end-glue-point="2" svg:d="m30750 4900v-2100" svg:viewBox="0 0 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5T17:50:59.358854928</dc:date>
    <dc:creator>Okabe Kiwamu</dc:creator>
    <meta:editing-duration>PT3H12M49S</meta:editing-duration>
    <meta:editing-cycles>292</meta:editing-cycles>
    <meta:generator>LibreOffice/4.1.1.2$Linux_X86_64 LibreOffice_project/410m0$Build-2</meta:generator>
    <meta:document-statistic meta:object-count="23"/>
  </office:meta>
</office:document-meta>
</file>